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text:style-name="WW_CharLFO1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style:font-name="Times New Roman" fo:language="pt" fo:country="BR"/>
    </style:style>
    <style:style style:name="P35" style:parent-style-name="Textbody" style:family="paragraph">
      <style:paragraph-properties fo:text-align="center"/>
    </style:style>
    <style:style style:name="P36" style:parent-style-name="Textbody" style:list-style-name="LFO15" style:family="paragraph">
      <style:paragraph-properties style:text-autospace="none" style:vertical-align="auto"/>
    </style:style>
    <style:style style:name="P37" style:parent-style-name="Textbody" style:family="paragraph">
      <style:text-properties style:font-name-asian="Verdana" style:font-name-complex="Verdana"/>
    </style:style>
    <style:style style:name="P38" style:parent-style-name="Textbody" style:family="paragraph">
      <style:text-properties style:font-name-asian="Verdana" style:font-name-complex="Verdana"/>
    </style:style>
    <style:style style:name="T39" style:parent-style-name="Fonteparág.padrão" style:family="text">
      <style:text-properties style:font-name-asian="Verdana" style:font-name-complex="Verdana"/>
    </style:style>
    <style:style style:name="P40" style:parent-style-name="Textbody" style:family="paragraph">
      <style:text-properties style:font-name-asian="Verdana" style:font-name-complex="Verdana"/>
    </style:style>
    <style:style style:name="T41" style:parent-style-name="Fonteparág.padrão" style:family="text">
      <style:text-properties style:font-name-asian="Verdana" style:font-name-complex="Verdana"/>
    </style:style>
    <style:style style:name="T42" style:parent-style-name="Fonteparág.padrão" style:family="text">
      <style:text-properties style:font-name-asian="Verdana" style:font-name-complex="Verdana"/>
    </style:style>
    <style:style style:name="T43" style:parent-style-name="Fonteparág.padrão" style:family="text">
      <style:text-properties style:font-name-asian="Tahoma" style:font-name-complex="Tahoma"/>
    </style:style>
    <style:style style:name="P44" style:parent-style-name="Textbody" style:family="paragraph">
      <style:text-properties style:font-name-asian="Tahoma" style:font-name-complex="Tahoma"/>
    </style:style>
    <style:style style:name="P45" style:parent-style-name="Textbody" style:family="paragraph">
      <style:text-properties style:font-name-asian="Tahoma" style:font-name-complex="Tahoma"/>
    </style:style>
    <style:style style:name="P46" style:parent-style-name="Textbody" style:family="paragraph">
      <style:text-properties style:font-name-asian="Tahoma" style:font-name-complex="Tahoma"/>
    </style:style>
    <style:style style:name="P47" style:parent-style-name="Textbody" style:family="paragraph">
      <style:text-properties style:font-name-asian="Tahoma" style:font-name-complex="Tahoma"/>
    </style:style>
    <style:style style:name="P48" style:parent-style-name="Textbody" style:family="paragraph">
      <style:text-properties style:font-name-asian="Tahoma" style:font-name-complex="Tahoma"/>
    </style:style>
    <style:style style:name="P49" style:parent-style-name="Textbody" style:family="paragraph">
      <style:text-properties style:font-name-complex="Tahoma"/>
    </style:style>
    <style:style style:name="P50" style:parent-style-name="Textbody" style:family="paragraph">
      <style:text-properties style:font-name-complex="Tahoma"/>
    </style:style>
    <style:style style:name="P51" style:parent-style-name="Textbody" style:family="paragraph">
      <style:text-properties style:font-name-complex="Tahoma"/>
    </style:style>
    <style:style style:name="T52" style:parent-style-name="Fonteparág.padrão" style:family="text">
      <style:text-properties style:font-name-asian="Tahoma" style:font-name-complex="Tahoma"/>
    </style:style>
    <style:style style:name="T53" style:parent-style-name="Fonteparág.padrão" style:family="text">
      <style:text-properties style:font-name-asian="Tahoma" style:font-name-complex="Tahoma"/>
    </style:style>
    <style:style style:name="T54" style:parent-style-name="Fonteparág.padrão" style:family="text">
      <style:text-properties style:font-name-asian="Tahoma" style:font-name-complex="Tahoma"/>
    </style:style>
    <style:style style:name="T55" style:parent-style-name="Fonteparág.padrão" style:family="text">
      <style:text-properties style:font-name-asian="Tahoma" style:font-name-complex="Tahoma" fo:font-style="italic" style:font-style-asian="italic" style:font-style-complex="italic"/>
    </style:style>
    <style:style style:name="T56" style:parent-style-name="Fonteparág.padrão" style:family="text">
      <style:text-properties style:font-name-asian="Tahoma" style:font-name-complex="Tahoma"/>
    </style:style>
    <style:style style:name="P57" style:parent-style-name="Standard" style:family="paragraph">
      <style:paragraph-properties fo:margin-left="0.5in">
        <style:tab-stops/>
      </style:paragraph-properties>
      <style:text-properties style:font-name-asian="Tahoma" style:font-name-complex="Tahoma" fo:font-size="10pt" style:font-size-asian="10pt" style:font-size-complex="10pt"/>
    </style:style>
    <style:style style:name="P58" style:parent-style-name="Textbody" style:family="paragraph">
      <style:text-properties style:font-name-complex="Tahoma"/>
    </style:style>
    <style:style style:name="P59" style:parent-style-name="Textbody" style:list-style-name="LFO14" style:family="paragraph">
      <style:paragraph-properties style:text-autospace="none" style:vertical-align="auto"/>
    </style:style>
    <style:style style:name="P60" style:parent-style-name="Textbody" style:list-style-name="LFO14" style:family="paragraph">
      <style:paragraph-properties style:text-autospace="none" style:vertical-align="auto"/>
    </style:style>
    <style:style style:name="P61" style:parent-style-name="Textbody" style:list-style-name="LFO14" style:family="paragraph">
      <style:paragraph-properties style:text-autospace="none" style:vertical-align="auto"/>
    </style:style>
    <style:style style:name="T62" style:parent-style-name="Fonteparág.padrão" style:family="text">
      <style:text-properties style:font-name-asian="Tahoma" style:font-name-complex="Tahoma"/>
    </style:style>
    <style:style style:name="P63" style:parent-style-name="Textbody" style:list-style-name="LFO14" style:family="paragraph">
      <style:paragraph-properties style:text-autospace="none" style:vertical-align="auto"/>
    </style:style>
    <style:style style:name="P64" style:parent-style-name="Textbody" style:list-style-name="LFO14" style:family="paragraph">
      <style:paragraph-properties style:text-autospace="none" style:vertical-align="auto"/>
    </style:style>
    <style:style style:name="T65" style:parent-style-name="Fonteparág.padrão" style:family="text">
      <style:text-properties fo:font-size="10pt" style:font-size-asian="10pt" style:font-size-complex="10pt"/>
    </style:style>
    <style:style style:name="T6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7" style:parent-style-name="Fonteparág.padrão" style:family="text">
      <style:text-properties fo:font-size="10pt" style:font-size-asian="10pt" style:font-size-complex="10pt"/>
    </style:style>
    <style:style style:name="T68" style:parent-style-name="Fonteparág.padrão" style:family="text">
      <style:text-properties fo:font-size="10pt" style:font-size-asian="10pt" style:font-size-complex="10pt"/>
    </style:style>
    <style:style style:name="P69" style:parent-style-name="Standard" style:family="paragraph">
      <style:text-properties fo:font-size="10pt" style:font-size-asian="10pt" style:font-size-complex="10pt"/>
    </style:style>
    <style:style style:name="T70" style:parent-style-name="Fonteparág.padrão" style:family="text">
      <style:text-properties fo:font-size="10pt" style:font-size-asian="10pt" style:font-size-complex="10pt"/>
    </style:style>
    <style:style style:name="T71" style:parent-style-name="Fonteparág.padrão" style:family="text">
      <style:text-properties fo:font-size="10pt" style:font-size-asian="10pt" style:font-size-complex="10pt"/>
    </style:style>
    <style:style style:name="P72" style:parent-style-name="Textbody" style:family="paragraph">
      <style:paragraph-properties fo:text-align="justify" fo:margin-left="0.6979in">
        <style:tab-stops/>
      </style:paragraph-properties>
    </style:style>
    <style:style style:name="P73" style:parent-style-name="Textbody" style:family="paragraph">
      <style:paragraph-properties fo:text-align="justify" fo:margin-left="0.4916in" fo:text-indent="0.4916in">
        <style:tab-stops/>
      </style:paragraph-properties>
    </style:style>
    <style:style style:name="P74" style:parent-style-name="Standard" style:list-style-name="LFO17" style:family="paragraph">
      <style:paragraph-properties fo:widows="0" fo:orphans="0" style:text-autospace="none" style:vertical-align="auto" fo:margin-left="0.7395in" fo:text-indent="0in">
        <style:tab-stops/>
      </style:paragraph-properties>
      <style:text-properties fo:font-size="10pt" style:font-size-asian="10pt" style:font-size-complex="10pt"/>
    </style:style>
    <style:style style:name="P75" style:parent-style-name="Standard" style:family="paragraph">
      <style:paragraph-properties fo:margin-left="0.7395in">
        <style:tab-stops/>
      </style:paragraph-properties>
      <style:text-properties fo:font-size="10pt" style:font-size-asian="10pt" style:font-size-complex="10pt"/>
    </style:style>
    <style:style style:name="T7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77" style:parent-style-name="Fonteparág.padrão" style:family="text">
      <style:text-properties fo:font-size="10pt" style:font-size-asian="10pt" style:font-size-complex="10pt"/>
    </style:style>
    <style:style style:name="P78" style:parent-style-name="Standard" style:family="paragraph">
      <style:text-properties fo:font-size="10pt" style:font-size-asian="10pt" style:font-size-complex="10pt"/>
    </style:style>
    <style:style style:name="P79" style:parent-style-name="Standard" style:family="paragraph">
      <style:text-properties fo:font-size="10pt" style:font-size-asian="10pt" style:font-size-complex="10pt"/>
    </style:style>
    <style:style style:name="P80" style:parent-style-name="Standard" style:family="paragraph">
      <style:text-properties fo:font-size="10pt" style:font-size-asian="10pt" style:font-size-complex="10pt"/>
    </style:style>
    <style:style style:name="P81" style:parent-style-name="Standard" style:family="paragraph">
      <style:text-properties fo:font-size="10pt" style:font-size-asian="10pt" style:font-size-complex="10pt"/>
    </style:style>
    <style:style style:name="P82" style:parent-style-name="Standard" style:family="paragraph">
      <style:text-properties fo:font-size="10pt" style:font-size-asian="10pt" style:font-size-complex="10pt"/>
    </style:style>
    <style:style style:name="T8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84" style:parent-style-name="Fonteparág.padrão" style:family="text">
      <style:text-properties fo:font-size="10pt" style:font-size-asian="10pt" style:font-size-complex="10pt"/>
    </style:style>
    <style:style style:name="T85" style:parent-style-name="Fonteparág.padrão" style:family="text">
      <style:text-properties style:font-name-asian="Tahoma" style:font-name-complex="Tahoma" fo:font-size="10pt" style:font-size-asian="10pt" style:font-size-complex="10pt"/>
    </style:style>
    <style:style style:name="P86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87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88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89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90" style:parent-style-name="Standard" style:family="paragraph">
      <style:text-properties fo:font-size="10pt" style:font-size-asian="10pt" style:font-size-complex="10pt"/>
    </style:style>
    <style:style style:name="P91" style:parent-style-name="Standard" style:family="paragraph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Standard" style:family="paragraph">
      <style:text-properties fo:font-size="10pt" style:font-size-asian="10pt" style:font-size-complex="10pt"/>
    </style:style>
    <style:style style:name="P94" style:parent-style-name="Standard" style:family="paragraph">
      <style:text-properties fo:font-size="10pt" style:font-size-asian="10pt" style:font-size-complex="10pt"/>
    </style:style>
    <style:style style:name="P9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96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97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98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9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10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1" style:parent-style-name="Fonteparág.padrão" style:family="text">
      <style:text-properties fo:font-size="10pt" style:font-size-asian="10pt" style:font-size-complex="10pt"/>
    </style:style>
    <style:style style:name="T102" style:parent-style-name="Fonteparág.padrão" style:family="text">
      <style:text-properties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P104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10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10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7" style:parent-style-name="Fonteparág.padrão" style:family="text">
      <style:text-properties fo:font-size="10pt" style:font-size-asian="10pt" style:font-size-complex="10pt"/>
    </style:style>
    <style:style style:name="P108" style:parent-style-name="Standard" style:family="paragraph">
      <style:text-properties fo:font-size="10pt" style:font-size-asian="10pt" style:font-size-complex="10pt"/>
    </style:style>
    <style:style style:name="P109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110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1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2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3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4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5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6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7" style:parent-style-name="Standard" style:list-style-name="LFO18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/>
    </style:style>
    <style:style style:name="T499" style:parent-style-name="Fonteparág.padrão" style:family="text">
      <style:text-properties style:font-name-asian="Tahoma" style:font-name-complex="Tahoma" fo:font-size="10pt" style:font-size-asian="10pt" style:font-size-complex="10pt"/>
    </style:style>
  </office:automatic-styles>
  <office:body>
    <office:text text:use-soft-page-breaks="true">
      <text:p text:style-name="P1"><text:span text:style-name="T34">Memória Virtual</text:span></text:p>
      <text:p text:style-name="P35"/>
      <text:h text:style-name="Título1" text:outline-level="1">1. Breve Descrição</text:h>
      <text:p text:style-name="Textbody">Este caso de uso permite que um novo bem patrimonial seja cadastrado no sistema. Bens catalogados devem ser registrados no banco de dados do sistema<text:s/>e à eles <text:s/>associados os usuários que fizeram a catalogação. Também é possível associar o bem catalogado com outro já existente na base de dados.</text:p>
      <text:h text:style-name="Título1" text:outline-level="1">2. Breve Descrição dos Atores</text:h>
      <text:h text:style-name="Título2" text:outline-level="2">Catalogador – Cadastra, Edita e Exclui Bens Patrimoniais do Sistema</text:h>
      <text:h text:style-name="Título1" text:outline-level="1">3. Pré-condições</text:h>
      <text:p text:style-name="Textbody">O usuário estar logado no sistema</text:p>
      <text:h text:style-name="Título1" text:outline-level="1">4. Fluxo Básico de eventos</text:h>
      <text:list text:style-name="LFO14">
        <text:list-item text:start-value="1">
          <text:p text:style-name="P36">O caso de uso começa quando o catalogador seleciona a opção “Cadastrar Bem Patrimonial” e o sistema exibe uma tela com os seguintes campos <text:s/>e opções:</text:p>
        </text:list-item>
      </text:list>
      <text:p text:style-name="Textbody">- Instituição (Campo Obrigatório). Este<text:s/>campo deve conter uma lista com as Instituições as quais este catalogador pertence, e, se este pertencer apenas a uma Institução, este campo deve aparecer já preenchido e não editável, visto que é um campo obrigatório.</text:p>
      <text:p text:style-name="P37">- Informações Gerais do Bem Patrimonial</text:p>
      <text:p text:style-name="P38">- Autoria</text:p>
      <text:p text:style-name="Textbody"><text:span text:style-name="T39">- Produção</text:span></text:p>
      <text:p text:style-name="P40">- Descrição</text:p>
      <text:p text:style-name="Textbody"><text:span text:style-name="T41">- Diagnóstico e Intervenção</text:span></text:p>
      <text:p text:style-name="Textbody"><text:span text:style-name="T42">-</text:span><text:span text:style-name="T43"><text:s/>Condições de disponibilidade, uso e proteção</text:span></text:p>
      <text:p text:style-name="P44">- Histórico da Procedência</text:p>
      <text:p text:style-name="P45">- Assunto e Descritores</text:p>
      <text:p text:style-name="P46">- Fonte de Informação</text:p>
      <text:p text:style-name="P47">- Responsável pela Pesquisa</text:p>
      <text:p text:style-name="P48">- Relacionar com Bem Patrimonial existente<text:s/>– só deve ser permitido relacionar um bem patrimonial com um outro bem da mesma Instituição</text:p>
      <text:p text:style-name="P49">-<text:s/>campo “Revisado?” do tipo “checkbox”. Esse campo deve ser marcado caso o bem patrimoninal esteja revisado e disponível para visualização e só deve aparecer para níveis de acesso de revisor ou acima.</text:p>
      <text:p text:style-name="P50">- campo “Auto Save” do tipo “checkbox”. Esse campo deve<text:s/>ser marcado pelo próprio usuário caso ele queira que as informações digitadas seja salva automaticamente a cada 10 segundos.</text:p>
      <text:p text:style-name="P51"/>
      <text:soft-page-break/>
      <text:p text:style-name="Textbody"><text:span text:style-name="T52">Estes Campos – exceto o “Instituição”, que é uma lista – devem ser implementados de forma que o usuário possa escolher quais infor</text:span><text:span text:style-name="T53">mações deseja cadastrar. Ao selecionar um campo, o sistema deve mostrar todos os campos editáveis relacionados. Pode ser que haja um menu secundário dentro de um campo, devendo funcionar da mesma forma. A descrição dos Campos acima, juntamente com seu cont</text:span><text:span text:style-name="T54">eúdo estão listadas na<text:s/></text:span><text:span text:style-name="T55">Seção I</text:span><text:span text:style-name="T56"><text:s/>deste documento.</text:span></text:p>
      <text:p text:style-name="P57">-A opção de relacionar este Bem Patrimonial com outros, <text:s/>no caso em que ela é selecionada é tratada no Fluxo Alternativo 4</text:p>
      <text:p text:style-name="P58">- e os botões “Salvar” e “Cancelar”</text:p>
      <text:list text:style-name="LFO14" text:continue-numbering="true">
        <text:list-item>
          <text:p text:style-name="P59">Após preencher todos os dados desejados, o usuário confirma a operação, selecionando a opção “Salvar”.</text:p>
        </text:list-item>
        <text:list-item>
          <text:p text:style-name="P60">O sistema Salva o registro e exibe mensagem “Bem Patrimonial cadastrado com sucesso”</text:p>
        </text:list-item>
        <text:list-item>
          <text:p text:style-name="P61">O Sistema exibirá a tela para o usuário preencher ou não o item de<text:s/><text:span text:style-name="T62">Audiovisual</text:span></text:p>
        </text:list-item>
        <text:list-item>
          <text:p text:style-name="P63">O usuário seleciona a opção “Salvar”</text:p>
        </text:list-item>
        <text:list-item>
          <text:p text:style-name="P64">O<text:s/>caso de uso termina.</text:p>
        </text:list-item>
      </text:list>
      <text:h text:style-name="Título1" text:outline-level="1">5. Fluxos Alternativos</text:h>
      <text:h text:style-name="Título2" text:outline-level="2">Fluxo Alternativo 1</text:h>
      <text:p text:style-name="Standard"><text:tab/><text:span text:style-name="T65">Se no<text:s/></text:span><text:span text:style-name="T66">Fluxo Básico</text:span><text:span text:style-name="T67"><text:s/>a qualquer momento o usuário selecionar a opção “Cancelar”</text:span></text:p>
      <text:p text:style-name="Standard"><text:span text:style-name="T68">O sistema retorna à página inicial e o caso de uso termina.</text:span></text:p>
      <text:p text:style-name="P69"/>
      <text:h text:style-name="Título2" text:outline-level="2">Fluxo Alternativo 2</text:h>
      <text:p text:style-name="Standard"><text:tab/><text:span text:style-name="T70">Se no passo 2 do Fluxo Básico<text:s/></text:span><text:span text:style-name="T71">o catalogador clica em "Salvar” sem ter preenchido ou selecionado todos os campos obrigatórios, então:</text:span></text:p>
      <text:p text:style-name="P72"><text:s/>1.<text:s/><text:tab/><text:s/>O sistema exibe a mensagem:</text:p>
      <text:p text:style-name="P73">a. “O campo &lt;nome do campo&gt;<text:s/>não foi preenchido”;</text:p>
      <text:list text:style-name="LFO16">
        <text:list-item text:start-value="2">
          <text:p text:style-name="P74">O caso de uso retorna ao passo 1 do fluxo básico.</text:p>
        </text:list-item>
      </text:list>
      <text:p text:style-name="P75"/>
      <text:h text:style-name="Título2" text:outline-level="2">Fluxo Alternativo 3</text:h>
      <text:p text:style-name="Standard"><text:span text:style-name="T76"><text:tab/></text:span><text:span text:style-name="T77">Se no passo 2 do Fluxo Básico o catalogador clicar em “Salvar” tendo inserido um número de registro já existente para aquela instituição, então:</text:span></text:p>
      <text:p text:style-name="P78"><text:tab/>1. O sistema exibe mensagem:</text:p>
      <text:p text:style-name="P79"><text:tab/><text:tab/>a. “Número de Registro já Cadastrado”</text:p>
      <text:p text:style-name="P80"/>
      <text:p text:style-name="P81"><text:tab/>2. O caso de uso retorna ao passo 1 do fluxo básico.</text:p>
      <text:p text:style-name="P82"/>
      <text:h text:style-name="Título2" text:outline-level="2">Fluxo Alternativo 4</text:h>
      <text:p text:style-name="Standard"><text:span text:style-name="T83"><text:tab/></text:span><text:span text:style-name="T84">Caso o usuário selecione “<text:s/></text:span><text:span text:style-name="T85">Relacionar com Bem Patrimonial existente” o sistema deve exibir:</text:span></text:p>
      <text:p text:style-name="P86"><text:tab/><text:tab/>- campo título principal: <text:s/>Campo<text:s/>em ordem alfabética, auto-completável, com a lista de possíveis sugestões para o título principal que está sendo inserido.</text:p>
      <text:p text:style-name="P87"><text:tab/><text:tab/>- opção para relacionar o Bem Patrimonial com outros Bens: Esta opção pode ser selecionada quantas vezes for necessária, e, a cada<text:s/>vez, adicionando um novo campo título.</text:p>
      <text:p text:style-name="P88"><text:tab/><text:tab/>-opção “Salvar” para salvar a alteração.</text:p>
      <text:p text:style-name="P89"/>
      <text:h text:style-name="Título2" text:outline-level="2">Fluxo Alternativo 5</text:h>
      <text:p text:style-name="P90">Se no passo 2 do Fluxo Básico o catalogador inseriu mais de um título para o bem patrimonial e clicar em “Salvar” e algum dos títulos inseridos seja igual a outro já inserido para o mesmo bem patrimonial , então:</text:p>
      <text:p text:style-name="P91">1. O sistema exibe mensagem:</text:p>
      <text:p text:style-name="P92"><text:tab/><text:tab/>a. “Não são permitidos títulos repetidos”</text:p>
      <text:soft-page-break/>
      <text:p text:style-name="P93">2. O caso de uso retorna ao passo 1 do fluxo básico.</text:p>
      <text:p text:style-name="P94"/>
      <text:p text:style-name="P95">Fluxo Alternativo 6</text:p>
      <text:p text:style-name="P96">Se no passo 1 do Fluxo Básico, o usuário possuir<text:s/>nível de catalogador ou inferior, e a Instituição necessite de Revisão:</text:p>
      <text:p text:style-name="P97"><text:tab/>1. O campo “Revisado” deve aparecer desabilitado para marcação e com a última marcação feita pelo revisor.</text:p>
      <text:p text:style-name="P98"/>
      <text:p text:style-name="P99">Fluxo Alternativo 7</text:p>
      <text:p text:style-name="Standard"><text:span text:style-name="T100"><text:tab/></text:span><text:span text:style-name="T101">Se no passo 1 do Fluxo Básico, a Instituição não prec</text:span><text:span text:style-name="T102">ise de Revisão:</text:span></text:p>
      <text:p text:style-name="P103"><text:tab/><text:tab/>1. O campo “Revisado” deve aparecer desabilitado para marcação e checado como revisado.</text:p>
      <text:p text:style-name="P104"/>
      <text:p text:style-name="P105">Fluxo Alternativo 8</text:p>
      <text:p text:style-name="Standard"><text:span text:style-name="T106"><text:tab/></text:span><text:span text:style-name="T107">Se no passo 5 do Fluxo Básico, a Usuário clicar em “Cancelar”:</text:span></text:p>
      <text:p text:style-name="P108"><text:tab/><text:tab/>1. É cancelado apenas o Audiovisual incluído naquele momento, o<text:s/>Bem Patrimonial deverá continuar salvo no Sistema.</text:p>
      <text:p text:style-name="P109"/>
      <text:h text:style-name="Título1" text:outline-level="1">6. Pós-condições</text:h>
      <text:list text:style-name="LFO18" text:continue-numbering="true">
        <text:list-item>
          <text:list>
            <text:list-item>
              <text:p text:style-name="P110">Fluxo Básico: Um novo bem patrimonial está cadastrado no banco de dados do sistema.</text:p>
            </text:list-item>
            <text:list-item>
              <text:p text:style-name="P111">Fluxo Alternativo 1: Não há mudanças no banco de dados do sistema.</text:p>
            </text:list-item>
            <text:list-item>
              <text:p text:style-name="P112">Fluxo Alternativo 2: O cadastro do<text:s/>bem patrimonial está pendente.</text:p>
            </text:list-item>
            <text:list-item>
              <text:p text:style-name="P113">Fluxo Alternativo 3: Não há mudanças no banco de dados do sistema.</text:p>
            </text:list-item>
            <text:list-item>
              <text:p text:style-name="P114">Fluxo Alternativo 4: Um novo bem patrimonial está cadastrado no banco de dados do sistema.</text:p>
            </text:list-item>
            <text:list-item>
              <text:p text:style-name="P115">Fluxo Alternativo 5: O cadastro do bem patrimonial está pendente.</text:p>
            </text:list-item>
            <text:list-item>
              <text:p text:style-name="P116">Fluxo Alternativo 6: Não há mudanças no banco de dados do sistema.</text:p>
            </text:list-item>
            <text:list-item>
              <text:p text:style-name="P117">Fluxo Alternativo 7: Não há mudanças no banco de dados do sistema.</text:p>
            </text:list-item>
          </text:list>
        </text:list-item>
      </text:list>
      <text:h text:style-name="Título2" text:outline-level="2"/>
      <text:h text:style-name="Título1" text:outline-level="1">7. Seção I</text:h>
      <text:p text:style-name="P118">Esta seção contém atributos componentes do Padrão de Descrição da Informação referente à estrutura da base de dados do Sistema Memória Virtual.</text:p>
      <text:p text:style-name="P119"/>
      <text:p text:style-name="P120">1. Informações Gerais do Bem Patrimonial</text:p>
      <text:p text:style-name="P121"/>
      <text:p text:style-name="P122">1.1<text:tab/>Disponibilização para acesso externo</text:p>
      <text:p text:style-name="P123"><text:tab/><text:tab/>Tipo checkbox – Sim – Não</text:p>
      <text:p text:style-name="P124"/>
      <text:p text:style-name="P125">1.2<text:tab/>Natureza do Bem Patrimonial</text:p>
      <text:p text:style-name="P126">Tipo checkbox – Imaterial – Material</text:p>
      <text:p text:style-name="P127"/>
      <text:p text:style-name="P128"><text:tab/><text:tab/>1.2.1 Natureza do Bem Imaterial</text:p>
      <text:p text:style-name="P129"/>
      <text:p text:style-name="P130"><text:tab/><text:tab/><text:s/>Celebrações, Práticas Sociais, Rituais e Atos Festivos</text:p>
      <text:p text:style-name="P131"><text:tab/><text:tab/>Conhecimentos e Práticas Relacionados ao Trabalho e à Natureza</text:p>
      <text:p text:style-name="P132"><text:tab/><text:tab/><text:s/>Técnicas Artesanais Tradicionais</text:p>
      <text:p text:style-name="P133"><text:tab/><text:tab/><text:s/>Tradições e Expressões orais</text:p>
      <text:p text:style-name="P134"><text:tab/></text:p>
      <text:p text:style-name="P135"><text:tab/>1.2.2 Natureza do Bem Material</text:p>
      <text:p text:style-name="P136"/>
      <text:p text:style-name="P137"><text:tab/>Arqueologico</text:p>
      <text:p text:style-name="P138"><text:tab/>Arquivístico</text:p>
      <text:soft-page-break/>
      <text:p text:style-name="P139"><text:tab/>Audiovisual</text:p>
      <text:p text:style-name="P140"><text:tab/>Bibliográfico</text:p>
      <text:p text:style-name="P141"><text:tab/>Edificado</text:p>
      <text:p text:style-name="P142"><text:tab/>Móvel E Integrado</text:p>
      <text:p text:style-name="P143"><text:tab/>Paisagístico</text:p>
      <text:p text:style-name="P144"/>
      <text:p text:style-name="P145">1.3<text:tab/>Tipo do Bem Patrimonial</text:p>
      <text:p text:style-name="P146">Constituído por lista em ordem alfabética, com as opções listadas na Natureza do Bem Patrimonial.</text:p>
      <text:p text:style-name="P147"/>
      <text:p text:style-name="P148">1.4<text:tab/>Número de Registro</text:p>
      <text:p text:style-name="P149">O usuário entra com um número de registro para o Bem Patrimonial. O sistema deve verificar se esse número é único dentro da Instituição. Esse campo deve aceitar uma combinação de letras e números.</text:p>
      <text:p text:style-name="P150"/>
      <text:p text:style-name="P151">1.5<text:tab/>Título</text:p>
      <text:p text:style-name="P152">- Campo Editável para o título (A lista de títulos deve possuir,<text:s/>obrigatoriamente, ao menos um título principal)</text:p>
      <text:p text:style-name="P153">- Campo Título Principal (tipo texto)</text:p>
      <text:p text:style-name="P154">- Campo Títulos Adicionais:</text:p>
      <text:p text:style-name="P155">Opção para adicionar novo título:</text:p>
      <text:p text:style-name="P156"><text:tab/>Ao selecionar essa opção, o sistema deve repetir os mesmos campos ,<text:s/><text:tab/>para que seja cadastrado um novo título, pois pode ser mais de um.</text:p>
      <text:p text:style-name="P157"><text:tab/></text:p>
      <text:p text:style-name="P158">Lista - <text:s/>Tipo do título, <text:s/>em ordem alfabética <text:s/>com as seguintes opções:</text:p>
      <text:p text:style-name="P159">Principal</text:p>
      <text:p text:style-name="P160"><text:tab/><text:tab/><text:tab/>Equivalente</text:p>
      <text:p text:style-name="P161"><text:tab/><text:tab/><text:tab/>Atribuído</text:p>
      <text:p text:style-name="P162"><text:tab/><text:tab/><text:tab/>Sub-titulo</text:p>
      <text:p text:style-name="P163"><text:tab/><text:tab/><text:tab/>Titulo anterior</text:p>
      <text:p text:style-name="P164"><text:tab/><text:tab/><text:tab/>Titulo posterior</text:p>
      <text:p text:style-name="P165"><text:tab/><text:tab/><text:tab/>Titulo do suplemento</text:p>
      <text:p text:style-name="P166"><text:tab/><text:tab/><text:tab/>Titulo correlato</text:p>
      <text:p text:style-name="P167"/>
      <text:p text:style-name="P168">Campo Nome do Título (tipo texto, adicionado se a opção de adicionar novo título for selecionada)</text:p>
      <text:p text:style-name="P169"/>
      <text:p text:style-name="P170"><text:tab/><text:tab/></text:p>
      <text:p text:style-name="P171"><text:tab/>-Opção “Complemento”: Campo Editável do tipo CLOB;</text:p>
      <text:p text:style-name="P172"/>
      <text:p text:style-name="P173">1.6<text:tab/>Coleção, Fundo, Conjunto, Família/Espécie</text:p>
      <text:p text:style-name="P174">-Campo para o nome da coleção à que pertence o item, conforme organização da instituição.</text:p>
      <text:p text:style-name="P175"/>
      <text:p text:style-name="P176">1.7<text:tab/>Localização Física Específica</text:p>
      <text:p text:style-name="P177">-Campo Editável para localização física do bem patrimonial no acervo</text:p>
      <text:p text:style-name="P178"/>
      <text:p text:style-name="P179">1.8 <text:s/>Coordenadas Geográficas</text:p>
      <text:p text:style-name="P180">-Latitude</text:p>
      <text:p text:style-name="P181">No Formato XXº XX' XX”</text:p>
      <text:p text:style-name="P182">-Longitude</text:p>
      <text:p text:style-name="P183">No Formato XXº XX' XX”</text:p>
      <text:p text:style-name="P184"/>
      <text:p text:style-name="P185">2. Autoria</text:p>
      <text:p text:style-name="P186"/>
      <text:p text:style-name="P187"><text:tab/>Campo em ordem<text:s/>alfabética, auto-completável, com a lista de autores já cadastrados conforme caso de uso de Cadastro de Autoria e opção para cadastrar novo autor. Ao selecionar cadastrar novo autor, o usuário deve ser levado para o cadastro de autoria, porém, sem perder o<text:s/>cadastro do bem patrimonial.</text:p>
      <text:p text:style-name="P188"/>
      <text:p text:style-name="P189">-Tipo de Autoria</text:p>
      <text:p text:style-name="P190">Campo em ordem alfabética, com a lista a seguir:</text:p>
      <text:p text:style-name="P191"><text:tab/><text:tab/>(pode-se escolher uma ou mais opções)</text:p>
      <text:p text:style-name="P192"><text:tab/><text:tab/>Agência</text:p>
      <text:p text:style-name="P193"><text:tab/><text:tab/>Autor</text:p>
      <text:p text:style-name="P194"><text:tab/><text:tab/>Autor Institucional</text:p>
      <text:p text:style-name="P195"><text:tab/><text:tab/>Co-autor</text:p>
      <text:p text:style-name="P196"><text:tab/><text:tab/>Compilador</text:p>
      <text:p text:style-name="P197"><text:tab/><text:tab/>Coordenador</text:p>
      <text:p text:style-name="P198"><text:tab/><text:tab/>Diretor</text:p>
      <text:p text:style-name="P199"><text:tab/><text:tab/>Editor</text:p>
      <text:p text:style-name="P200"><text:tab/><text:tab/>Entidade produtora</text:p>
      <text:p text:style-name="P201"><text:tab/><text:tab/>Entrevistador</text:p>
      <text:p text:style-name="P202"><text:tab/><text:tab/>Estudio</text:p>
      <text:p text:style-name="P203"><text:tab/><text:tab/>Fabricante</text:p>
      <text:p text:style-name="P204"><text:tab/><text:tab/>Figurinista</text:p>
      <text:p text:style-name="P205"><text:tab/><text:tab/>Fotografo</text:p>
      <text:p text:style-name="P206"><text:tab/><text:tab/>Ilustrador</text:p>
      <text:p text:style-name="P207"><text:tab/><text:tab/>Palestrante</text:p>
      <text:p text:style-name="P208"><text:tab/><text:tab/>Prefaciador</text:p>
      <text:p text:style-name="P209"><text:tab/><text:tab/>Organizador</text:p>
      <text:p text:style-name="P210"><text:tab/><text:tab/>Tradutor</text:p>
      <text:p text:style-name="P211"/>
      <text:p text:style-name="P212"/>
      <text:p text:style-name="P213">4. Produção</text:p>
      <text:p text:style-name="P214"/>
      <text:p text:style-name="P215"><text:tab/>Os itens abaixo devem ser do tipo campo editável, abrindo opção para escrita somente se selecionado.</text:p>
      <text:p text:style-name="P216"/>
      <text:p text:style-name="P217">Local<text:s/><text:tab/></text:p>
      <text:p text:style-name="P218">Ano</text:p>
      <text:p text:style-name="P219">Edição e/ou Reimpressão</text:p>
      <text:p text:style-name="P220">Outras Responsabilidades Campo do tipo CLOB</text:p>
      <text:p text:style-name="P221"/>
      <text:p text:style-name="P222">Descrição</text:p>
      <text:p text:style-name="P223"/>
      <text:p text:style-name="P224"><text:tab/>4.1<text:tab/>Características Físicas e Técnicas Executivas- Campo Editável do tipo CLOB</text:p>
      <text:p text:style-name="P225"><text:tab/><text:tab/>Dimensões e quantificações - Campo Editável do tipo CLOB</text:p>
      <text:p text:style-name="P226"/>
      <text:p text:style-name="P227"><text:tab/><text:tab/></text:p>
      <text:p text:style-name="P228"><text:tab/><text:tab/>4.1.1 Bens Arquitetonicos</text:p>
      <text:p text:style-name="P229"><text:tab/><text:tab/></text:p>
      <text:p text:style-name="P230"><text:tab/><text:tab/>Condição Topográfica</text:p>
      <text:p text:style-name="P231"><text:tab/><text:tab/><text:tab/>Lista em ordem alfabética com as opções abaixo</text:p>
      <text:p text:style-name="P232"><text:tab/><text:tab/><text:tab/>Acidentada Suave</text:p>
      <text:p text:style-name="P233"><text:tab/><text:tab/><text:tab/>Acidentada Médio</text:p>
      <text:p text:style-name="P234"><text:tab/><text:tab/><text:tab/>Acidentada Abrubta</text:p>
      <text:p text:style-name="P235"><text:tab/><text:tab/><text:tab/>Plano</text:p>
      <text:p text:style-name="P236"><text:tab/><text:tab/></text:p>
      <text:p text:style-name="P237"><text:tab/><text:tab/>Uso</text:p>
      <text:p text:style-name="P238"><text:tab/><text:tab/><text:tab/>Lista em ordem alfabética com as opções abaixo, e com campo editável para especificar, caso a<text:s/>opção seja ''Outras''.</text:p>
      <text:soft-page-break/>
      <text:p text:style-name="P239"><text:tab/><text:tab/><text:tab/>Ferroviário</text:p>
      <text:p text:style-name="P240"><text:tab/><text:tab/><text:tab/>Habitacional</text:p>
      <text:p text:style-name="P241"><text:tab/><text:tab/><text:tab/>Produção</text:p>
      <text:p text:style-name="P242"><text:tab/><text:tab/><text:tab/>Religiosa</text:p>
      <text:p text:style-name="P243"><text:tab/><text:tab/><text:tab/>Outras</text:p>
      <text:p text:style-name="P244"/>
      <text:p text:style-name="P245"><text:tab/><text:tab/>Pavimentos</text:p>
      <text:p text:style-name="P246"><text:tab/><text:tab/><text:tab/>Nº de ambientes</text:p>
      <text:p text:style-name="P247"><text:tab/><text:tab/><text:tab/><text:tab/>Campo editável (O sistema deve aceitar apenas números)</text:p>
      <text:p text:style-name="P248"/>
      <text:p text:style-name="P249"><text:tab/><text:tab/><text:tab/>Nº de pavimentos</text:p>
      <text:p text:style-name="P250"><text:tab/><text:tab/><text:tab/><text:tab/>Campo editável (O sistema deve aceitar apenas números)</text:p>
      <text:p text:style-name="P251"/>
      <text:p text:style-name="P252"><text:tab/><text:tab/><text:tab/>Alcova</text:p>
      <text:p text:style-name="P253"><text:tab/><text:tab/><text:tab/><text:tab/>Tipo Checkbox<text:tab/>Sim - <text:s/>Não</text:p>
      <text:p text:style-name="P254"/>
      <text:p text:style-name="P255"><text:tab/><text:tab/><text:tab/>Porão</text:p>
      <text:p text:style-name="P256"><text:tab/><text:tab/><text:tab/><text:tab/>Tipo Checkbox<text:tab/>Sim - <text:s/>Não</text:p>
      <text:p text:style-name="P257"/>
      <text:p text:style-name="P258"><text:tab/><text:tab/><text:tab/>Sótão</text:p>
      <text:p text:style-name="P259"><text:tab/><text:tab/><text:tab/><text:tab/>Tipo Checkbox<text:tab/>Sim - <text:s/>Não</text:p>
      <text:p text:style-name="P260"/>
      <text:p text:style-name="P261"><text:tab/><text:tab/><text:tab/>Outros</text:p>
      <text:p text:style-name="P262"><text:tab/><text:tab/><text:tab/><text:tab/>Campo editável</text:p>
      <text:p text:style-name="P263"><text:tab/><text:tab/><text:tab/></text:p>
      <text:p text:style-name="P264"><text:tab/>4.1.2<text:s/><text:tab/>Bens Naturais</text:p>
      <text:p text:style-name="P265"/>
      <text:p text:style-name="P266"><text:tab/><text:tab/>Relevo</text:p>
      <text:p text:style-name="P267"><text:tab/><text:tab/>Lista em ordem alfabética com as opções abaixo</text:p>
      <text:p text:style-name="P268"><text:tab/><text:tab/><text:tab/>Acidentada<text:s/>Suave</text:p>
      <text:p text:style-name="P269"><text:tab/><text:tab/><text:tab/>Acidentada Médio</text:p>
      <text:p text:style-name="P270"><text:tab/><text:tab/><text:tab/>Acidentada Abrubta</text:p>
      <text:p text:style-name="P271"><text:tab/><text:tab/><text:tab/>Plano</text:p>
      <text:p text:style-name="P272"/>
      <text:p text:style-name="P273"><text:tab/><text:tab/>Características do Meio Antrópico</text:p>
      <text:p text:style-name="P274"><text:tab/><text:tab/><text:tab/><text:s/>Campo Editável do tipo CLOB</text:p>
      <text:p text:style-name="P275"><text:tab/><text:tab/>Características Ambientais</text:p>
      <text:p text:style-name="P276"><text:tab/><text:tab/><text:tab/>Campo Editável do tipo CLOB</text:p>
      <text:p text:style-name="P277"/>
      <text:p text:style-name="P278"><text:tab/>4.1.3<text:tab/>Bens Arqueológicos</text:p>
      <text:p text:style-name="P279"/>
      <text:p text:style-name="P280"><text:tab/><text:tab/>Condição Topográfica</text:p>
      <text:p text:style-name="P281"><text:tab/><text:tab/>Lista em ordem alfabética com as opções abaixo</text:p>
      <text:p text:style-name="P282"><text:tab/><text:tab/><text:tab/>Acidentada Suave</text:p>
      <text:p text:style-name="P283"><text:tab/><text:tab/><text:tab/>Acidentada Médio</text:p>
      <text:p text:style-name="P284"><text:tab/><text:tab/><text:tab/>Acidentada Abrubta</text:p>
      <text:p text:style-name="P285"><text:tab/><text:tab/><text:tab/>Plano</text:p>
      <text:p text:style-name="P286"/>
      <text:p text:style-name="P287"><text:tab/><text:tab/>Sítio da Paisagem</text:p>
      <text:p text:style-name="P288"><text:tab/><text:tab/><text:tab/>Campo editável</text:p>
      <text:p text:style-name="P289"/>
      <text:p text:style-name="P290"><text:tab/><text:tab/>Água Próxima</text:p>
      <text:p text:style-name="P291"><text:tab/><text:tab/><text:tab/>Campo editável</text:p>
      <text:p text:style-name="P292"/>
      <text:p text:style-name="P293"><text:tab/><text:tab/>Possui Vegetaçao</text:p>
      <text:p text:style-name="P294"><text:tab/><text:tab/><text:tab/>Campo editável</text:p>
      <text:p text:style-name="P295"/>
      <text:p text:style-name="P296"><text:tab/><text:tab/>Exposição</text:p>
      <text:p text:style-name="P297"><text:tab/><text:tab/>Lista em ordem alfabética com<text:s/>as opções abaixo</text:p>
      <text:p text:style-name="P298"><text:tab/><text:tab/><text:tab/>Céu Aberto</text:p>
      <text:p text:style-name="P299"><text:tab/><text:tab/><text:tab/>Abrigada</text:p>
      <text:p text:style-name="P300"><text:tab/><text:tab/><text:tab/>Submersa</text:p>
      <text:p text:style-name="P301"><text:tab/><text:tab/><text:tab/>Soterrada</text:p>
      <text:p text:style-name="P302"/>
      <text:p text:style-name="P303"><text:tab/><text:tab/>Uso Atual</text:p>
      <text:p text:style-name="P304"><text:tab/><text:tab/><text:tab/>Campo editável</text:p>
      <text:p text:style-name="P305"/>
      <text:p text:style-name="P306"><text:tab/><text:tab/>Outros</text:p>
      <text:p text:style-name="P307"><text:tab/><text:tab/><text:tab/>Campo Editável do tipo CLOB</text:p>
      <text:p text:style-name="P308"/>
      <text:p text:style-name="P309"/>
      <text:p text:style-name="P310"><text:tab/><text:tab/>Notas</text:p>
      <text:p text:style-name="P311"><text:tab/><text:tab/><text:tab/>Campo editável</text:p>
      <text:p text:style-name="P312"/>
      <text:p text:style-name="P313"><text:s text:c="4"/></text:p>
      <text:p text:style-name="P314"><text:s text:c="5"/>4.2 <text:s text:c="2"/>Dimensões e Quantificações</text:p>
      <text:p text:style-name="P315"><text:tab/>Campo editável</text:p>
      <text:p text:style-name="P316"/>
      <text:p text:style-name="P317"><text:s/>4.2.1 Medidas Gerais do<text:s/>Bem Arquitetônico</text:p>
      <text:p text:style-name="P318"><text:s/><text:tab/>Tipo campo editável, abrindo opção para escrita somente se selecionado.</text:p>
      <text:p text:style-name="P319"><text:tab/><text:tab/></text:p>
      <text:p text:style-name="P320"><text:tab/><text:tab/>Área Total</text:p>
      <text:p text:style-name="P321"><text:tab/><text:tab/>Altura fachada frontal</text:p>
      <text:p text:style-name="P322"><text:tab/><text:tab/>Altura fachada posterior</text:p>
      <text:p text:style-name="P323"><text:tab/><text:tab/>Largura</text:p>
      <text:p text:style-name="P324"><text:tab/><text:tab/>Profundidade</text:p>
      <text:p text:style-name="P325"><text:tab/><text:tab/>Altura da Cumeeira</text:p>
      <text:p text:style-name="P326"><text:tab/><text:tab/>Altura Total</text:p>
      <text:p text:style-name="P327"><text:tab/><text:tab/>Pé direito térreo</text:p>
      <text:p text:style-name="P328"><text:tab/><text:tab/>Pé direito<text:s/>tipo</text:p>
      <text:p text:style-name="P329"/>
      <text:p text:style-name="P330"><text:tab/><text:s/>4.2.2 Medidas Gerais do Bem Arqueológico</text:p>
      <text:p text:style-name="P331"><text:tab/><text:tab/>Tipo campo editável, abrindo opção para escrita somente se selecionado.</text:p>
      <text:p text:style-name="P332"><text:tab/><text:tab/></text:p>
      <text:p text:style-name="P333"><text:tab/><text:tab/>Área Total</text:p>
      <text:p text:style-name="P334"><text:tab/><text:tab/>Comprimento</text:p>
      <text:p text:style-name="P335"><text:tab/><text:tab/>Altura</text:p>
      <text:p text:style-name="P336"><text:tab/><text:tab/>Largura</text:p>
      <text:p text:style-name="P337"><text:tab/><text:tab/>Profundidade</text:p>
      <text:p text:style-name="P338"/>
      <text:p text:style-name="P339"><text:s text:c="4"/><text:tab/><text:s text:c="2"/>4.3 <text:s/>Conteúdo</text:p>
      <text:p text:style-name="P340"><text:tab/><text:tab/>Campo Editável do tipo CLOB</text:p>
      <text:p text:style-name="P341"/>
      <text:p text:style-name="P342"/>
      <text:p text:style-name="P343"><text:s text:c="6"/><text:tab/><text:s text:c="2"/>4.4 Meio de Acesso</text:p>
      <text:p text:style-name="P344"><text:tab/><text:tab/>Campo Editável do tipo CLOB</text:p>
      <text:soft-page-break/>
      <text:p text:style-name="P345"><text:tab/>4.6 Notas</text:p>
      <text:p text:style-name="P346">Campo Editável do tipo CLOB</text:p>
      <text:p text:style-name="P347"/>
      <text:p text:style-name="P348"/>
      <text:p text:style-name="P349"><text:s/><text:tab/>5. AudioVisual</text:p>
      <text:p text:style-name="P350"/>
      <text:p text:style-name="P351"><text:tab/>Campo para buscar uma imagem ou um vídeo para fazer upload</text:p>
      <text:p text:style-name="P352"><text:tab/>Deve ter opção ''Adicionar nova imagem/vídeo'', no caso em que se queira adicionar mais de uma<text:s/><text:tab/>imagem.</text:p>
      <text:p text:style-name="P353"/>
      <text:p text:style-name="P354"/>
      <text:p text:style-name="P355">Título</text:p>
      <text:p text:style-name="P356"><text:tab/><text:tab/>Campo editável</text:p>
      <text:p text:style-name="P357"/>
      <text:p text:style-name="P358"/>
      <text:p text:style-name="P359">Descrição</text:p>
      <text:p text:style-name="P360"><text:tab/><text:tab/>Campo editável <text:s text:c="2"/></text:p>
      <text:p text:style-name="P361"/>
      <text:p text:style-name="P362"/>
      <text:p text:style-name="P363">6. Diagnóstico e Intervenção</text:p>
      <text:p text:style-name="P364"/>
      <text:p text:style-name="P365"><text:tab/><text:tab/>6.1 Estado de Conservação e Preservação</text:p>
      <text:p text:style-name="P366"><text:tab/><text:tab/><text:tab/><text:tab/>Campo Editável</text:p>
      <text:p text:style-name="P367"><text:tab/><text:tab/></text:p>
      <text:p text:style-name="P368"><text:tab/><text:tab/><text:tab/>Estado de Preservação</text:p>
      <text:p text:style-name="P369"><text:tab/><text:tab/><text:tab/><text:tab/>Lista em ordem alfabética com as opções abaixo</text:p>
      <text:p text:style-name="P370"><text:tab/><text:tab/><text:tab/><text:tab/>íntegro</text:p>
      <text:p text:style-name="P371"><text:tab/><text:tab/><text:tab/><text:tab/>pouco alterado</text:p>
      <text:p text:style-name="P372"><text:tab/><text:tab/><text:tab/><text:tab/>muito alterado</text:p>
      <text:p text:style-name="P373"><text:tab/><text:tab/><text:tab/><text:tab/>descaracterizado</text:p>
      <text:p text:style-name="P374"/>
      <text:p text:style-name="P375"><text:tab/><text:tab/><text:tab/>Estado de Conservação</text:p>
      <text:p text:style-name="P376"><text:tab/><text:tab/><text:tab/><text:tab/>Lista em ordem alfabética com as opções abaixo</text:p>
      <text:p text:style-name="P377"><text:tab/><text:tab/><text:tab/><text:tab/>bom</text:p>
      <text:p text:style-name="P378"><text:tab/><text:tab/><text:tab/><text:tab/>precário</text:p>
      <text:p text:style-name="P379"><text:tab/><text:tab/><text:tab/><text:tab/>em arruinamento</text:p>
      <text:p text:style-name="P380"><text:tab/><text:tab/><text:tab/><text:tab/>arruinado</text:p>
      <text:p text:style-name="P381"/>
      <text:p text:style-name="P382"><text:tab/><text:tab/>6.2 Notas Estado de Conservação</text:p>
      <text:p text:style-name="P383"><text:tab/><text:tab/><text:tab/><text:tab/>Campo Editável do tipo CLOB</text:p>
      <text:p text:style-name="P384"/>
      <text:p text:style-name="P385"/>
      <text:p text:style-name="P386"><text:tab/><text:tab/>6.3 Intervenção no bem</text:p>
      <text:p text:style-name="P387"><text:tab/><text:tab/><text:tab/>Tipo checkbox<text:tab/>Sim – Não</text:p>
      <text:p text:style-name="P388"><text:tab/><text:tab/><text:tab/>Somente se o usuário escolher sim, os campos abaixo devem ser liberados para edição</text:p>
      <text:p text:style-name="P389"/>
      <text:p text:style-name="P390"><text:tab/><text:tab/><text:tab/><text:tab/></text:p>
      <text:p text:style-name="P391"><text:s text:c="5"/><text:tab/>Data da intervenção</text:p>
      <text:p text:style-name="P392"><text:s/><text:tab/><text:tab/>Campo editável</text:p>
      <text:p text:style-name="P393"><text:s/><text:tab/></text:p>
      <text:p text:style-name="P394"><text:s/><text:tab/>Responsável pela Intervenção</text:p>
      <text:p text:style-name="P395"><text:s/><text:tab/><text:tab/>Campo editável</text:p>
      <text:p text:style-name="P396"/>
      <text:p text:style-name="P397"><text:tab/>Descrição</text:p>
      <text:p text:style-name="P398"><text:tab/><text:tab/>Campo editável</text:p>
      <text:p text:style-name="P399"><text:tab/></text:p>
      <text:p text:style-name="P400"><text:tab/>Opção para adicionar outra intervenção, caso haja mais de uma.</text:p>
      <text:p text:style-name="P401"/>
      <text:p text:style-name="P402">7. Condições de disponibilidade, uso e proteção</text:p>
      <text:p text:style-name="P403"/>
      <text:p text:style-name="P404">Disponibilidade:</text:p>
      <text:p text:style-name="P405">Lista em ordem alfabética com as opções abaixo</text:p>
      <text:p text:style-name="P406"><text:tab/><text:tab/>Acervo (Estante, Reserva Técnica, etc);</text:p>
      <text:p text:style-name="P407"><text:tab/><text:tab/>Evento (Exposição, Feira, etc);</text:p>
      <text:p text:style-name="P408"><text:tab/><text:tab/>Exposição Permanente</text:p>
      <text:p text:style-name="P409"><text:tab/><text:tab/>Empréstimo</text:p>
      <text:p text:style-name="P410"><text:tab/><text:tab/>Restauro (Encadernação, Pequenos Consertos, etc).</text:p>
      <text:p text:style-name="P411"><text:tab/><text:tab/>Baixa do Patrimônio</text:p>
      <text:p text:style-name="P412"><text:tab/></text:p>
      <text:p text:style-name="P413"><text:tab/><text:s/>Se opção no campo Disponibilidade for ''Acervo'', liberar essa opção para preenchimento</text:p>
      <text:p text:style-name="P414"><text:tab/>Condições de Acesso:</text:p>
      <text:p text:style-name="P415"><text:tab/>Tipo Checkbox<text:tab/></text:p>
      <text:p text:style-name="P416"><text:tab/><text:tab/>Livre</text:p>
      <text:p text:style-name="P417"><text:tab/><text:s text:c="2"/><text:tab/>Sob Consulta</text:p>
      <text:p text:style-name="P418"/>
      <text:p text:style-name="P419">Se opção no campo Disponibilidade for diferente de “Acervo” e “Baixa do Patrimônio”, liberar essa opção para preenchimento</text:p>
      <text:p text:style-name="P420">Data de Retorno:</text:p>
      <text:p text:style-name="P421"><text:tab/>Campo editável</text:p>
      <text:p text:style-name="P422"><text:tab/></text:p>
      <text:p text:style-name="P423"><text:tab/>Condições de Reprodução:</text:p>
      <text:p text:style-name="P424"><text:tab/>Tipo Checkbox<text:tab/></text:p>
      <text:p text:style-name="P425"><text:tab/><text:tab/>Não</text:p>
      <text:p text:style-name="P426"><text:tab/><text:s text:c="2"/><text:tab/>Sob Consulta</text:p>
      <text:p text:style-name="P427"><text:tab/></text:p>
      <text:p text:style-name="P428"><text:tab/>Notas<text:s/>sobre Uso e Aproveitamento</text:p>
      <text:p text:style-name="P429"><text:tab/><text:tab/>Campo Editável do tipo CLOB</text:p>
      <text:p text:style-name="P430"/>
      <text:p text:style-name="P431"/>
      <text:p text:style-name="P432"><text:tab/>Proteção:</text:p>
      <text:p text:style-name="P433"><text:tab/>Tipo Checkbox<text:tab/></text:p>
      <text:p text:style-name="P434"><text:tab/><text:tab/>Sim</text:p>
      <text:p text:style-name="P435"><text:tab/><text:tab/>Não</text:p>
      <text:p text:style-name="P436"><text:tab/><text:s text:c="2"/><text:tab/>Em Processo</text:p>
      <text:p text:style-name="P437"/>
      <text:p text:style-name="P438"><text:tab/><text:tab/>Caso a opção seja ''Não'', não mostrar os campos abaixo</text:p>
      <text:p text:style-name="P439"><text:tab/><text:tab/>Instituição:</text:p>
      <text:p text:style-name="P440"><text:tab/><text:tab/><text:tab/>Campo Editável</text:p>
      <text:p text:style-name="P441"><text:tab/></text:p>
      <text:p text:style-name="P442"><text:tab/><text:tab/>Legislação/Número do Processo:</text:p>
      <text:p text:style-name="P443"><text:tab/><text:tab/><text:tab/>Campo<text:s/>Editável</text:p>
      <text:p text:style-name="P444"/>
      <text:p text:style-name="P445"/>
      <text:p text:style-name="P446">8. Histórico e Procedência</text:p>
      <text:p text:style-name="P447"/>
      <text:soft-page-break/>
      <text:p text:style-name="P448">Tipo de Aquisição:</text:p>
      <text:p text:style-name="P449">Lista em ordem alfabética com as opções abaixo</text:p>
      <text:p text:style-name="P450">Compra</text:p>
      <text:p text:style-name="P451"><text:tab/><text:tab/>Permuta</text:p>
      <text:p text:style-name="P452"><text:tab/><text:tab/>Doação Institucional</text:p>
      <text:p text:style-name="P453"><text:tab/><text:tab/>Doação Pessoal</text:p>
      <text:p text:style-name="P454"><text:tab/><text:tab/>Comodato</text:p>
      <text:p text:style-name="P455"/>
      <text:p text:style-name="P456"/>
      <text:p text:style-name="P457">Valor Venal da Época da Transação:</text:p>
      <text:p text:style-name="P458"><text:s/><text:tab/>Campo editável</text:p>
      <text:p text:style-name="P459"/>
      <text:p text:style-name="P460">Dados do Documento de Aquisição:</text:p>
      <text:p text:style-name="P461"><text:tab/>Campo Editável do tipo CLOB</text:p>
      <text:p text:style-name="P462"/>
      <text:p text:style-name="P463">Primeiro Proprietário</text:p>
      <text:p text:style-name="P464"><text:tab/>Campo editável</text:p>
      <text:p text:style-name="P465"/>
      <text:p text:style-name="P466">Histórico</text:p>
      <text:p text:style-name="P467"><text:tab/><text:s/>Campo Editável do tipo CLOB</text:p>
      <text:p text:style-name="P468"/>
      <text:p text:style-name="P469">Instrimentos de Pesquisa</text:p>
      <text:p text:style-name="P470"><text:tab/>Campo Editável do tipo CLOB</text:p>
      <text:p text:style-name="P471"/>
      <text:p text:style-name="P472"/>
      <text:p text:style-name="P473"/>
      <text:p text:style-name="P474">9. Assuntos e Descritores</text:p>
      <text:p text:style-name="P475"/>
      <text:p text:style-name="P476">9.1<text:tab/>Descritor</text:p>
      <text:p text:style-name="P477">Campo editável com a seguinte Descrição<text:s/>antes de ser preenchido</text:p>
      <text:p text:style-name="P478"><text:s/>Descrição: '' Termos controlados, retirados de um vocabulário pré-definido, que traduzem o conteúdo temático do bem patrimonial. Limite de 5 palavras chave''</text:p>
      <text:p text:style-name="P479"/>
      <text:p text:style-name="P480">Limitar até cinco palavra chave para cada bem patrimonial.</text:p>
      <text:p text:style-name="P481"/>
      <text:p text:style-name="P482">9.2<text:tab/>Assunto</text:p>
      <text:p text:style-name="P483">Campo editável com a seguinte Descrição antes de ser preenchido</text:p>
      <text:p text:style-name="P484">Descrição: palavras-chave que traduzem o conteúdo temático do bem patrimonial</text:p>
      <text:p text:style-name="P485"/>
      <text:p text:style-name="P486"/>
      <text:p text:style-name="P487">10. Fonte de Informação</text:p>
      <text:p text:style-name="P488"/>
      <text:p text:style-name="P489"><text:tab/><text:tab/>Campo Editável do tipo CLOB e com opção de abrir novos campos para mais de uma fonte.</text:p>
      <text:p text:style-name="P490"/>
      <text:p text:style-name="P491">11. Responsável pela Pesquisa</text:p>
      <text:p text:style-name="P492"/>
      <text:p text:style-name="P493"><text:tab/>Campo Editável do tipo CLOB, com opção de adiconar mais de um responsável pela pesquisa</text:p>
      <text:p text:style-name="P494"/>
      <text:p text:style-name="P495">12.1<text:tab/>Nome</text:p>
      <text:p text:style-name="P496">12.2<text:tab/>Data</text:p>
      <text:p text:style-name="P497">12.3<text:tab/>Notas do Pesquisador</text:p>
      <text:p text:style-name="P498"><text:span text:style-name="T49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4LVL1" style:family="text">
      <style:text-properties style:font-name="Times New Roman"/>
    </style:style>
    <style:style style:name="WW_CharLFO16LVL1" style:family="text">
      <style:text-properties fo:font-size="10pt" style:font-size-asian="10pt" style:font-size-complex="10pt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number text:level="1" text:style-name="WW_CharLFO1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2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1-24T00:32:00Z</dc:date>
    <meta:template xlink:href="Normal" xlink:type="simple"/>
    <meta:editing-cycles>61</meta:editing-cycles>
    <meta:editing-duration>PT40500S</meta:editing-duration>
    <meta:document-statistic meta:page-count="10" meta:paragraph-count="27" meta:word-count="2167" meta:character-count="13847" meta:row-count="97" meta:non-whitespace-character-count="11707"/>
  </office:meta>
</office:document-meta>
</file>